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Arial3" svg:font-family="Arial" style:font-family-generic="swiss"/>
    <style:font-face style:name="ArialMT" svg:font-family="ArialMT" style:font-family-generic="swiss"/>
    <style:font-face style:name="Constantia" svg:font-family="Constantia" style:font-family-generic="roman" style:font-pitch="variable"/>
    <style:font-face style:name="Constantia1" svg:font-family="Constant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Constantia" fo:font-size="20pt" fo:font-weight="normal" style:font-size-asian="20pt" style:font-weight-asian="normal" style:font-size-complex="20pt" style:font-weight-complex="normal"/>
    </style:style>
    <style:style style:name="P2" style:family="paragraph" style:parent-style-name="Standard">
      <style:paragraph-properties fo:text-align="start" style:justify-single-word="false"/>
      <style:text-properties style:font-name="Constantia1"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Constantia1" fo:font-size="16pt" fo:font-weight="normal" style:font-size-asian="16pt" style:font-weight-asian="normal" style:font-size-complex="16pt" style:font-weight-complex="normal"/>
    </style:style>
    <style:style style:name="P4" style:family="paragraph" style:parent-style-name="Standard">
      <style:paragraph-properties fo:margin-top="0.3cm" fo:margin-bottom="0cm" fo:text-align="start" style:justify-single-word="false"/>
      <style:text-properties style:font-name="Constantia1" fo:font-size="16pt" fo:font-weight="normal" style:font-size-asian="16pt" style:font-weight-asian="normal" style:font-size-complex="16pt" style:font-weight-complex="normal"/>
    </style:style>
    <style:style style:name="P5" style:family="paragraph" style:parent-style-name="Standard">
      <style:paragraph-properties fo:margin-left="1.251cm" fo:margin-right="0cm" fo:text-align="start" style:justify-single-word="false" fo:text-indent="0cm" style:auto-text-indent="false"/>
    </style:style>
    <style:style style:name="P6" style:family="paragraph" style:parent-style-name="Standard">
      <style:paragraph-properties fo:margin-top="0cm" fo:margin-bottom="0.254cm" fo:text-align="start" style:justify-single-word="false"/>
      <style:text-properties fo:color="#000000" style:font-name="Constantia"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top="0cm" fo:margin-bottom="0.254cm" fo:text-align="start" style:justify-single-word="false" fo:background-color="#ffffff">
        <style:background-image/>
      </style:paragraph-properties>
      <style:text-properties fo:color="#c5000b" style:font-name="Constantia1" fo:font-size="18pt" fo:font-weight="bold" style:font-name-asian="Arial-BoldMT" style:font-size-asian="18pt" style:font-weight-asian="bold" style:font-name-complex="Arial-BoldMT" style:font-size-complex="18pt" style:font-weight-complex="bold"/>
    </style:style>
    <style:style style:name="P8" style:family="paragraph" style:parent-style-name="Standard">
      <style:paragraph-properties fo:margin-top="0cm" fo:margin-bottom="0.254cm" fo:text-align="start" style:justify-single-word="false" fo:background-color="#ffffff">
        <style:background-image/>
      </style:paragraph-properties>
      <style:text-properties fo:color="#c5000b" style:font-name="Constantia1"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color="#c5000b" style:font-name="Constantia"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variant="normal" fo:text-transform="none" fo:color="#c5000b" style:font-name="Constantia" fo:font-size="20pt" fo:letter-spacing="normal" fo:font-style="normal"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nstantia" fo:font-size="14pt" style:font-size-asian="14pt" style:font-size-complex="14pt"/>
    </style:style>
    <style:style style:name="P12" style:family="paragraph" style:parent-style-name="Standard">
      <style:paragraph-properties fo:text-align="start" style:justify-single-word="false" style:text-autospace="none"/>
      <style:text-properties style:font-name="Constantia1" fo:font-size="16pt" style:font-name-asian="ArialMT" style:font-size-asian="16pt" style:font-name-complex="ArialMT" style:font-size-complex="16pt"/>
    </style:style>
    <style:style style:name="P13" style:family="paragraph" style:parent-style-name="Standard">
      <style:paragraph-properties fo:text-align="start" style:justify-single-word="false"/>
      <style:text-properties style:font-name="Constantia1" fo:font-size="16pt" fo:font-weight="normal" style:font-size-asian="16pt" style:font-weight-asian="normal" style:font-size-complex="16pt" style:font-weight-complex="normal"/>
    </style:style>
    <style:style style:name="P14" style:family="paragraph" style:parent-style-name="Standard">
      <style:paragraph-properties fo:margin-left="1.251cm" fo:margin-right="0cm" fo:text-align="start" style:justify-single-word="false" fo:text-indent="0cm" style:auto-text-indent="false"/>
      <style:text-properties style:font-name="Constantia" fo:font-size="14pt" style:font-size-asian="14pt" style:font-size-complex="14pt"/>
    </style:style>
    <style:style style:name="P15" style:family="paragraph" style:parent-style-name="Standard">
      <style:paragraph-properties fo:text-align="start" style:justify-single-word="false" fo:background-color="#ffffff">
        <style:background-image/>
      </style:paragraph-properties>
      <style:text-properties fo:color="#000000" style:text-outline="false" style:text-line-through-style="none" style:font-name="Arial1" fo:font-size="16pt" fo:font-style="normal" fo:text-shadow="none" style:text-underline-style="none" fo:font-weight="bold" style:letter-kerning="true" style:font-name-asian="Constantia" style:font-size-asian="16pt" style:font-style-asian="normal" style:font-weight-asian="bold" style:font-name-complex="Constantia" style:font-size-complex="16pt" style:font-style-complex="normal" style:font-weight-complex="bold" style:text-emphasize="none" style:text-overline-style="none" style:text-overline-color="font-color"/>
    </style:style>
    <style:style style:name="P16" style:family="paragraph">
      <style:paragraph-properties fo:text-align="center"/>
      <style:text-properties style:text-line-through-style="none" style:font-name="Arial" fo:font-size="12pt" fo:font-style="normal" style:text-underline-style="none" fo:font-weight="normal"/>
    </style:style>
    <style:style style:name="T1" style:family="text">
      <style:text-properties style:font-name="Constantia" fo:font-size="14pt" style:font-size-asian="14pt" style:font-size-complex="14pt"/>
    </style:style>
    <style:style style:name="T2" style:family="text">
      <style:text-properties fo:color="#000000" style:font-name="Constantia" fo:font-size="14pt" fo:font-weight="normal" style:font-size-asian="14pt" style:font-weight-asian="normal" style:font-size-complex="14pt" style:font-weight-complex="normal"/>
    </style:style>
    <style:style style:name="gr1"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button form:name="Bouton 1" form:control-implementation="ooo:com.sun.star.form.component.CommandButton" xml:id="control1" form:id="control1" form:label="Heroku app" form:button-type="url" office:target-frame="" xlink:href="https://grandpyrobot.herokuapp.com/"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te rendu P7 </text:p>
      <text:p text:style-name="P9"/>
      <text:p text:style-name="P10">«Créez GrandPy Bot, le papy-robot »</text:p>
      <text:p text:style-name="P1"/>
      <text:p text:style-name="P6">Les liens :</text:p>
      <text:p text:style-name="P5"><text:span text:style-name="T2">Tableau Trello : </text:span><text:a xlink:type="simple" xlink:href="https://trello.com/b/77NhF3QM/créez-grandpy-bot-le-papy-robot-烙-" text:style-name="Internet_20_link" text:visited-style-name="Visited_20_Internet_20_Link"><text:span text:style-name="T1">https://trello.com/b/77NhF3QM/cr%C3%A9ez-grandpy-bot-le-papy-robot-%F0%9F%A4%96-%F0%9F%91%B4 </text:span></text:a></text:p>
      <text:p text:style-name="P14"/>
      <text:p text:style-name="P5"><text:span text:style-name="T1">Dépôt Github : </text:span><text:a xlink:type="simple" xlink:href="https://github.com/stan-kempachi/OCRP7" text:style-name="Internet_20_link" text:visited-style-name="Visited_20_Internet_20_Link"><text:span text:style-name="T1">https://github.com/stan-kempachi/OCRP7</text:span></text:a></text:p>
      <text:p text:style-name="P14"/>
      <text:p text:style-name="P5"><text:span text:style-name="T1">Lien Héroku : </text:span><text:a xlink:type="simple" xlink:href="https://grandpyrobot.herokuapp.com/" text:style-name="Internet_20_link" text:visited-style-name="Visited_20_Internet_20_Link"><text:span text:style-name="T1">https://grandpyrobot.herokuapp.com/</text:span></text:a></text:p>
      <text:p text:style-name="P11"/>
      <text:p text:style-name="P8">Initialisation</text:p>
      <text:p text:style-name="P3">J'ai commencé par créer un dépôt sur Github et créer un environnement virtuel sur mon PC. Ensuite j'ai initié un tableau Trello et créé mes axes de développement,</text:p>
      <text:p text:style-name="P2"/>
      <text:p text:style-name="P8">Développement du Front-end</text:p>
      <text:p text:style-name="P3">Pour le Front-end et notamment Flask je me suis en grande partie aidé</text:p>
      <text:p text:style-name="P3">d'un tutoriel sur Youtube qui permet de créer un blog. Une fois mon site terminé j'ai alors commencé à développer le design avec CSS et Bootstrap.</text:p>
      <text:p text:style-name="P3"/>
      <text:p text:style-name="P8">Développement du Back-end</text:p>
      <text:p text:style-name="P3">Pour le Back-end j'ai commencé par étudier les requêtes Ajax afin de créé mon Chat, Ensuite les Apis, les requêtes et leurs réponses car comprendre leurs syntaxes m'a permis de récupérer les éléments nécessaires. Et enfin j'ai fini par l’étude de JQuery afin d'afficher les informations dans mon Chat</text:p>
      <text:p text:style-name="P2"/>
      <text:p text:style-name="P8">Tests</text:p>
      <text:p text:style-name="P3">Je me suis basé sur le modèle de chaque classes afin d'en tester chaque fonction par des test fonctionnels.</text:p>
      <text:p text:style-name="P3">J'ai ensuite créé un mock qui test les données retournées par chaque <text:soft-page-break/>classes lors d'une requête HTTP.</text:p>
      <text:p text:style-name="P15"/>
      <text:p text:style-name="P8">Déploiement</text:p>
      <text:p text:style-name="P3">Après les tests j'ai déployé mon application sur Héroku avec succès,</text:p>
      <text:p text:style-name="P4">Disponible ici  → <draw:control text:anchor-type="as-char" draw:z-index="0" draw:style-name="gr1" draw:text-style-name="P16" svg:width="4.575cm" svg:height="0.653cm" draw:control="control1"/></text:p>
      <text:p text:style-name="P2"/>
      <text:p text:style-name="P7">Difficultés rencontrés</text:p>
      <text:p text:style-name="P12">La principale difficulté à été de concevoir la structure des requêtes vers les différentes API pour en récupérer les informations voulues. De nombreux tests ont dû être réalisés pour récupérer les informations les plus ut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Arial3" svg:font-family="Arial" style:font-family-generic="swiss"/>
    <style:font-face style:name="ArialMT" svg:font-family="ArialMT" style:font-family-generic="swiss"/>
    <style:font-face style:name="Constantia" svg:font-family="Constantia" style:font-family-generic="roman" style:font-pitch="variable"/>
    <style:font-face style:name="Constantia1" svg:font-family="Constantia"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text-align="center" style:justify-single-word="false" style:text-autospace="none"/>
      <style:text-properties style:use-window-font-color="true" style:text-outline="false" style:text-line-through-style="none" style:font-name="Arial" fo:font-size="44pt" fo:font-style="normal" fo:text-shadow="none" style:text-underline-style="none" fo:font-weight="normal" style:letter-kerning="true"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4-19T10:00:01.50</meta:creation-date>
    <dc:date>2019-06-12T13:42:48.45</dc:date>
    <meta:editing-duration>PT31M55S</meta:editing-duration>
    <meta:editing-cycles>6</meta:editing-cycles>
    <meta:generator>OpenOffice/4.1.5$Win32 OpenOffice.org_project/415m1$Build-9789</meta:generator>
    <meta:document-statistic meta:table-count="0" meta:image-count="0" meta:object-count="0" meta:page-count="2" meta:paragraph-count="21" meta:word-count="236" meta:character-count="1575"/>
  </office:meta>
</office:document-meta>
</file>